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302cm"/>
    </style:style>
    <style:style style:name="Table3.E" style:family="table-column">
      <style:table-column-properties style:column-width="1.984cm"/>
    </style:style>
    <style:style style:name="Table3.F" style:family="table-column">
      <style:table-column-properties style:column-width="2.699cm"/>
    </style:style>
    <style:style style:name="Table3.G" style:family="table-column">
      <style:table-column-properties style:column-width="2.487cm"/>
    </style:style>
    <style:style style:name="Table3.H" style:family="table-column">
      <style:table-column-properties style:column-width="0.9cm"/>
    </style:style>
    <style:style style:name="Table3.I" style:family="table-column">
      <style:table-column-properties style:column-width="1.588cm"/>
    </style:style>
    <style:style style:name="Table3.J" style:family="table-column">
      <style:table-column-properties style:column-width="0.582cm"/>
    </style:style>
    <style:style style:name="Table3.K" style:family="table-column">
      <style:table-column-properties style:column-width="2.461cm"/>
    </style:style>
    <style:style style:name="Table3.L" style:family="table-column">
      <style:table-column-properties style:column-width="0.873cm"/>
    </style:style>
    <style:style style:name="Table3.M" style:family="table-column">
      <style:table-column-properties style:column-width="4.154cm"/>
    </style:style>
    <style:style style:name="Table3.N" style:family="table-column">
      <style:table-column-properties style:column-width="1.217cm"/>
    </style:style>
    <style:style style:name="Table3.O" style:family="table-column">
      <style:table-column-properties style:column-width="0.926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fo:font-style="italic" style:font-size-asian="8pt" style:font-style-asian="italic" style:font-size-complex="8pt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style:snap-to-layout-grid="false"/>
      <style:text-properties style:font-size-complex="8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19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0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" fo:font-size="9pt" style:font-size-asian="9pt" style:font-name-complex="Verdana" style:font-size-complex="9pt"/>
    </style:style>
    <style:style style:name="T14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9"><text:s text:c="10"/></text:p>
            <text:p text:style-name="P19"><text:span text:style-name="T12"><text:s text:c="18"/></text:span><text:span text:style-name="T12"><text:placeholder text:placeholder-type="text">&lt;get_copy(o.is_original,o.is_duplicate,o.is_triplicate,o.is_quadruplicate,o.is_extra)&gt;</text:placeholder></text:span></text:p>
            <text:p text:style-name="P19"/>
            <text:p text:style-name="P19"/>
            <text:p text:style-name="P20"><text:s text:c="11"/>No: <text:s text:c="3"/><text:placeholder text:placeholder-type="text">&lt;get_arename(o.name or '')&gt;</text:placeholder></text:p>
            <text:p text:style-name="P20"><text:s text:c="11"/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3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4">Rate</text:p>
          </table:table-cell>
          <table:covered-table-cell/>
          <table:table-cell table:style-name="Table3.A1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6"/>
            <text:p text:style-name="P16"><draw:frame text:anchor-type="char" draw:z-index="0" draw:style-name="gr1" draw:text-style-name="P22" svg:width="3.37cm" svg:height="2.931cm" svg:x="-0.076cm" svg:y="0.203cm"><draw:text-box><text:p text:style-name="P22"><text:span text:style-name="T14">V.V.TITANIUM PIGMENTS</text:span></text:p><text:p text:style-name="P22"><text:span text:style-name="T14">PRIVATE LIMITED,</text:span></text:p><text:p text:style-name="P22"><text:span text:style-name="T14">A-81, SIPCOT</text:span></text:p><text:p text:style-name="P22"><text:span text:style-name="T14">INDUSTRIAL COMPLEX.</text:span></text:p><text:p text:style-name="P22"><text:span text:style-name="T14">SOUTH</text:span></text:p><text:p text:style-name="P22"><text:span text:style-name="T14">VEERAPANDIAPURAM</text:span></text:p><text:p text:style-name="P22"><text:span text:style-name="T14">POST, MILAVITTAN,</text:span></text:p><text:p text:style-name="P22"><text:span text:style-name="T14">THOOTHUKKUDI 628 002</text:span></text:p><text:p text:style-name="P22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o.invoice_no_id.disc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6">INV: <text:placeholder text:placeholder-type="text">&lt;o.invoice_no_id.vvt_number&gt;</text:placeholder></text:p>
            <text:p text:style-name="P16">DT: <text:placeholder text:placeholder-type="text">&lt;get_date(o.invoiced_date)&gt;</text:placeholder></text:p>
            <text:p text:style-name="P16"/>
            <text:p text:style-name="P16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6"/>
            <text:p text:style-name="P16"/>
            <text:p text:style-name="P16"><text:placeholder text:placeholder-type="text">&lt;o.remarks and (o.remarks).upper() or ''&gt;</text:placeholder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7">USD <text:placeholder text:placeholder-type="text">&lt;get_amt(o.invoice_no_id.amount_total or 0)&gt;</text:placeholder></text:p>
            <text:p text:style-name="P17">Rs. <text:s/><text:placeholder text:placeholder-type="text">&lt;get_amt(o.invoice_no_id.amount_total_inr or 0)&gt;</text:placeholder></text:p>
            <text:p text:style-name="P17"/>
          </table:table-cell>
          <table:table-cell table:style-name="Table3.M4" table:number-rows-spanned="2" office:value-type="string">
            <text:p text:style-name="P17"><text:placeholder text:placeholder-type="text">&lt;get_dec(o.invoice_no_id.amount_total or 0)&gt;</text:placeholder></text:p>
            <text:p text:style-name="P17"><text:placeholder text:placeholder-type="text">&lt;get_dec(o.invoice_no_id.amount_total_inr or 0)&gt;</text:placeholder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6"/>
          </table:table-cell>
          <table:table-cell table:style-name="Table3.A4" table:number-rows-spanned="2" office:value-type="string">
            <text:p text:style-name="P16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8"><text:placeholder text:placeholder-type="text">&lt;o.excise_duty_id.amount&gt;</text:placeholder>0%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7"/>
            <text:p text:style-name="P17">USD <text:span text:style-name="T13"><text:placeholder text:placeholder-type="text">&lt;get_amt(o.invoice_no_id.amount_total*o.excise_duty_id.amount/100)&gt;</text:placeholder></text:span></text:p>
            <text:p text:style-name="P17">Rs. <text:s text:c="2"/><text:span text:style-name="T13"><text:placeholder text:placeholder-type="text">&lt;get_amt(o.invoice_no_id.amount_total_inr*o.excise_duty_id.amount/100)&gt;</text:placeholder></text:span></text:p>
            <text:p text:style-name="P17"/>
          </table:table-cell>
          <table:table-cell table:style-name="Table3.M4" office:value-type="string">
            <text:p text:style-name="P16"><text:placeholder text:placeholder-type="text">&lt;get_dec(o.invoice_no_id.amount_total*o.excise_duty_id.amount/100 or 0)&gt;</text:placeholder></text:p>
            <text:p text:style-name="P16"><text:placeholder text:placeholder-type="text">&lt;get_dec(o.invoice_no_id.amount_total_inr*o.excise_duty_id.amount/100 or 0)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5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2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7T11:49:00</dc:date>
    <meta:editing-duration>PT12H6M33S</meta:editing-duration>
    <meta:editing-cycles>182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7" meta:character-count="3496" meta:non-whitespace-character-count="3066"/>
  </office:meta>
</office:document-meta>
</file>